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fill-gradient-name="Gradient_20_1" draw:textarea-vertical-align="middle" draw:auto-grow-height="false" draw:fit-to-size="false" style:shrink-to-fit="true" fo:min-height="10.798cm" fo:padding-top="0.125cm" fo:padding-bottom="0.125cm" fo:padding-left="0.25cm" fo:padding-right="0.25cm" fo:wrap-option="wrap" draw:shadow-offset-x="0cm" draw:shadow-offset-y="0cm" draw:shadow-color="#000000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tandar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198cm" fo:margin-bottom="0.212cm" fo:line-height="100%" fo:text-align="start" fo:text-indent="0cm"/>
    </style:style>
    <style:style style:name="P9" style:family="paragraph">
      <style:paragraph-properties fo:margin-top="0.5cm" fo:margin-bottom="0cm"/>
      <style:text-properties style:font-name="Liberation Sans" fo:font-size="18pt" style:letter-kerning="true" style:font-name-asian="Microsoft YaHei" style:font-size-asian="32pt" style:font-name-complex="Lucida Sans" style:font-size-complex="32pt"/>
    </style:style>
    <style:style style:name="P10" style:family="paragraph">
      <loext:graphic-properties draw:fill="none" draw:fill-gradient-name="Gradient_20_1"/>
      <style:paragraph-properties fo:margin-left="0cm" fo:margin-right="0cm" fo:margin-top="0.5cm" fo:margin-bottom="0cm" fo:text-indent="0cm" style:font-independent-line-spacing="true"/>
      <style:text-properties style:use-window-font-color="true" loext:opacity="0%" loext:color-lum-mod="100%" loext:color-lum-off="0%" style:font-name="Liberation Sans" fo:font-size="18pt" style:letter-kerning="true" style:font-name-asian="Microsoft YaHei" style:font-size-asian="32pt" style:font-name-complex="Lucida Sans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min-label-width="0.85cm"/>
        <style:text-properties fo:font-family="'Wingdings 2'" style:font-charset="x-symbol" fo:color="#903163" fo:font-size="92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Box 3" draw:style-name="gr1" draw:text-style-name="P2" draw:layer="layout" svg:width="9.112cm" svg:height="2.619cm" svg:x="12.081cm" svg:y="11.658cm">
          <text:p text:style-name="P1"><text:span text:style-name="T1">Discussion Assignment - Uni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12.31cm" svg:height="1.605cm" svg:x="10.843cm" svg:y="4.461cm">
          <text:p text:style-name="P3"><text:span text:style-name="T2">Discussion Forum Unit 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Topic of Your Compare/contrast presentation?" draw:style-name="dp1" draw:master-page-name="Standard">
        <draw:frame draw:name="PlaceHolder 1" presentation:style-name="pr2" draw:text-style-name="P7" draw:layer="layout" svg:width="30.632cm" svg:height="2.81cm" svg:x="1.753cm" svg:y="2.27cm" presentation:class="title" presentation:user-transformed="true">
          <draw:text-box>
            <text:p text:style-name="P6"><text:span text:style-name="T3">What was the main idea that the writer was trying to express?</text:span></text:p>
          </draw:text-box>
        </draw:frame>
        <draw:frame draw:name="PlaceHolder 2" presentation:style-name="pr3" draw:text-style-name="P7" draw:layer="layout" svg:width="30.632cm" svg:height="10.212cm" svg:x="1.614cm" svg:y="6.057cm" presentation:class="outline" presentation:user-transformed="true">
          <draw:text-box>
            <text:list text:style-name="L3">
              <text:list-item>
                <text:p text:style-name="P8"><text:span text:style-name="T4">This article explores the link between employee happiness and business success. </text:span></text:p>
              </text:list-item>
              <text:list-item>
                <text:p text:style-name="P8"><text:span text:style-name="T4">It emphasizes that employee well-being has a positive impact on various aspects of a company's performance, including customer loyalty, employee productivity, and, to some extent, profitability. </text:span></text:p>
              </text:list-item>
              <text:list-item>
                <text:p text:style-name="P8"><text:span text:style-name="T4">Satisfied employees are less likely to leave, leading to greater customer loyalty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ch item or aspect of the topic that you are comparing or con" draw:style-name="dp1" draw:master-page-name="Standard">
        <draw:frame draw:name="PlaceHolder 1" presentation:style-name="pr2" draw:text-style-name="P7" draw:layer="layout" svg:width="30.632cm" svg:height="2.7cm" svg:x="1.614cm" svg:y="1.95cm" presentation:class="title" presentation:user-transformed="true">
          <draw:text-box>
            <text:p text:style-name="P6"><text:span text:style-name="T3">What do you think an ideal work environment is like?</text:span></text:p>
          </draw:text-box>
        </draw:frame>
        <draw:frame draw:name="PlaceHolder 2" presentation:style-name="pr3" draw:text-style-name="P7" draw:layer="layout" svg:width="30.632cm" svg:height="10.212cm" svg:x="1.614cm" svg:y="6.057cm" presentation:class="outline" presentation:user-transformed="true">
          <draw:text-box>
            <text:list text:style-name="L3">
              <text:list-item>
                <text:p text:style-name="P8"><text:span text:style-name="T4">The ideal work environment, as highlighted in the article, includes well-informed employees who are consulted about their roles and feel comfortable discussing issues with managers. </text:span></text:p>
              </text:list-item>
              <text:list-item>
                <text:p text:style-name="P8"><text:span text:style-name="T4">Prevention of workplace harassment and supporting a work-life balance are essential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e/contrast chart" draw:style-name="dp1" draw:master-page-name="Standard">
        <draw:frame draw:name="PlaceHolder 1" presentation:style-name="pr2" draw:text-style-name="P7" draw:layer="layout" svg:width="30.632cm" svg:height="2.81cm" svg:x="1.614cm" svg:y="1.95cm" presentation:class="title" presentation:user-transformed="true">
          <draw:text-box>
            <text:p text:style-name="P6"><text:span text:style-name="T3">How can businesses create good work environments?</text:span></text:p>
          </draw:text-box>
        </draw:frame>
        <draw:frame draw:style-name="gr4" draw:text-style-name="P10" draw:layer="layout" svg:width="31.115cm" svg:height="6.985cm" svg:x="1.27cm" svg:y="6.35cm">
          <draw:text-box>
            <text:p text:style-name="P9">To create positive work environments, companies should prioritize employee well-being by implementing practices such as regular employee consultation, fostering a culture of respect, and addressing workplace harassment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Main Idea You want Your Reader to learn from Your C" draw:style-name="dp1" draw:master-page-name="Standard">
        <draw:frame draw:name="PlaceHolder 1" presentation:style-name="pr2" draw:text-style-name="P7" draw:layer="layout" svg:width="30.632cm" svg:height="2.81cm" svg:x="1.614cm" svg:y="1.95cm" presentation:class="title" presentation:user-transformed="true">
          <draw:text-box>
            <text:p text:style-name="P6"><text:span text:style-name="T3">Conclusion</text:span></text:p>
          </draw:text-box>
        </draw:frame>
        <draw:frame draw:name="PlaceHolder 2" presentation:style-name="pr3" draw:text-style-name="P7" draw:layer="layout" svg:width="30.632cm" svg:height="10.212cm" svg:x="1.614cm" svg:y="6.057cm" presentation:class="outline" presentation:user-transformed="true">
          <draw:text-box>
            <text:list text:style-name="L3">
              <text:list-item>
                <text:p text:style-name="P11"><text:span text:style-name="T4">In summary, the article underscores that employee happiness is crucial for business success, and suggests that creating a positive and respectful work environment can boost employee satisfaction, ultimately leading to greater company succes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18cm" draw:stroke-linejoin="miter" svg:stroke-linecap="butt" draw:fill="solid" draw:fill-color="#4d143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18cm" draw:stroke-linejoin="miter" svg:stroke-linecap="butt" draw:fill="solid" draw:fill-color="#969fa7" loext:fill-theme-color="accent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18cm" draw:stroke-linejoin="miter" svg:stroke-linecap="butt" draw:fill="solid" draw:fill-color="#903163" loext:fill-theme-color="accent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solid" draw:fill-color="#4d1434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7" style:family="paragraph">
      <loext:graphic-properties draw:fill="solid" draw:fill-color="#969fa7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8" style:family="paragraph">
      <loext:graphic-properties draw:fill="solid" draw:fill-color="#903163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9f296b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3163" loext:opacity="100%" loext:theme-color="accent2" style:text-outline="false" style:text-line-through-style="none" style:text-line-through-type="none" style:text-position="0% 100%" style:font-name="Gill Sans M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9f296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9031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_20_Slide" style:display-name="Blank Slide" style:page-layout-name="PM1" draw:style-name="Mdp1">
      <loext:theme loext:name="Dividend">
        <loext:color-table loext:name="Dividend">
          <loext:color loext:name="dk1" loext:color="#000000"/>
          <loext:color loext:name="lt1" loext:color="#ffffff"/>
          <loext:color loext:name="dk2" loext:color="#3d3d3d"/>
          <loext:color loext:name="lt2" loext:color="#ebebeb"/>
          <loext:color loext:name="accent1" loext:color="#4d1434"/>
          <loext:color loext:name="accent2" loext:color="#903163"/>
          <loext:color loext:name="accent3" loext:color="#b2324b"/>
          <loext:color loext:name="accent4" loext:color="#969fa7"/>
          <loext:color loext:name="accent5" loext:color="#66b1ce"/>
          <loext:color loext:name="accent6" loext:color="#40619d"/>
          <loext:color loext:name="hlink" loext:color="#828282"/>
          <loext:color loext:name="folHlink" loext:color="#a5a5a5"/>
        </loext:color-table>
      </loext:theme>
      <draw:custom-shape draw:name="Rectangle 8" draw:style-name="Mgr3" draw:text-style-name="MP6" draw:layer="backgroundobjects" svg:width="10.281cm" svg:height="0.258cm" svg:x="1.24cm" svg:y="1.2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10.281cm" svg:height="0.268cm" svg:x="22.339cm" svg:y="1.26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10.281cm" svg:height="0.248cm" svg:x="11.783cm" svg:y="1.2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6" draw:layer="backgroundobjects" svg:width="31.28cm" svg:height="9.174cm" svg:x="1.24cm" svg:y="8.57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10" draw:layer="backgroundobjects" svg:width="19.208cm" svg:height="1.008cm" svg:x="1.614cm" svg:y="16.533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2" presentation:style-name="Mpr1" draw:text-style-name="MP12" draw:layer="backgroundobjects" svg:width="2.817cm" svg:height="1.008cm" svg:x="29.329cm" svg:y="16.545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draw:name="PlaceHolder 3" presentation:style-name="Mpr1" draw:text-style-name="MP10" draw:layer="backgroundobjects" svg:width="7.896cm" svg:height="1.008cm" svg:x="21.128cm" svg:y="16.545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" style:page-layout-name="PM1" draw:style-name="Mdp1">
      <loext:theme loext:name="Dividend">
        <loext:color-table loext:name="Dividend">
          <loext:color loext:name="dk1" loext:color="#000000"/>
          <loext:color loext:name="lt1" loext:color="#ffffff"/>
          <loext:color loext:name="dk2" loext:color="#3d3d3d"/>
          <loext:color loext:name="lt2" loext:color="#ebebeb"/>
          <loext:color loext:name="accent1" loext:color="#4d1434"/>
          <loext:color loext:name="accent2" loext:color="#903163"/>
          <loext:color loext:name="accent3" loext:color="#b2324b"/>
          <loext:color loext:name="accent4" loext:color="#969fa7"/>
          <loext:color loext:name="accent5" loext:color="#66b1ce"/>
          <loext:color loext:name="accent6" loext:color="#40619d"/>
          <loext:color loext:name="hlink" loext:color="#828282"/>
          <loext:color loext:name="folHlink" loext:color="#a5a5a5"/>
        </loext:color-table>
      </loext:theme>
      <draw:custom-shape draw:name="Rectangle 8" draw:style-name="Mgr3" draw:text-style-name="MP6" draw:layer="backgroundobjects" svg:width="10.281cm" svg:height="0.258cm" svg:x="1.24cm" svg:y="1.2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10.281cm" svg:height="0.268cm" svg:x="22.339cm" svg:y="1.26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10.281cm" svg:height="0.248cm" svg:x="11.783cm" svg:y="1.2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6" draw:layer="backgroundobjects" svg:width="31.409cm" svg:height="3.298cm" svg:x="1.223cm" svg:y="1.7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9.208cm" svg:height="1.008cm" svg:x="1.614cm" svg:y="16.533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2" presentation:style-name="Mpr4" draw:text-style-name="MP12" draw:layer="backgroundobjects" svg:width="2.918cm" svg:height="1.008cm" svg:x="29.329cm" svg:y="16.545cm" presentation:class="page-number" presentation:user-transformed="true">
        <draw:text-box>
          <text:p text:style-name="MP11"><text:span text:style-name="MT5"><text:page-number>&lt;numéro&gt;</text:page-number></text:span></text:p>
        </draw:text-box>
      </draw:frame>
      <draw:frame draw:name="PlaceHolder 3" presentation:style-name="Mpr4" draw:text-style-name="MP10" draw:layer="backgroundobjects" svg:width="7.896cm" svg:height="1.008cm" svg:x="21.128cm" svg:y="16.545cm" presentation:class="date-time" presentation:user-transformed="true">
        <draw:text-box>
          <text:p text:style-name="MP1"><presentation:date-time/></text:p>
        </draw:text-box>
      </draw:fram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1-26T18:18:20</meta:creation-date>
    <meta:initial-creator>Diana Bowman</meta:initial-creator>
    <dc:language>en-US</dc:language>
    <dc:date>2023-09-26T20:52:40.815000000</dc:date>
    <meta:editing-cycles>14</meta:editing-cycles>
    <dc:title>Essay Title:</dc:title>
    <meta:editing-duration>P1DT8H18M48S</meta:editing-duration>
    <meta:generator>LibreOffice/7.5.5.2$Windows_X86_64 LibreOffice_project/ca8fe7424262805f223b9a2334bc7181abbcbf5e</meta:generator>
    <meta:document-statistic meta:object-count="60"/>
    <meta:user-defined meta:name="AppVersion">15.0000</meta:user-defined>
    <meta:user-defined meta:name="ContentTypeId">0x010100FF2D9E9229DEA145B9C69AC3C706F100</meta:user-defined>
    <meta:user-defined meta:name="PresentationFormat">Widescreen</meta:user-defined>
    <meta:user-defined meta:name="Slides" meta:value-type="float">5</meta:user-defined>
    <meta:template xlink:type="simple" xlink:actuate="onRequest" xlink:title="{62D05313-1BA5-B240-9DA8-7ABE933875D5}tf10001123" xlink:href=""/>
  </office:meta>
</office:document-meta>
</file>